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9pt" style:font-size-asian="9pt" style:font-size-complex="9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text-properties fo:font-size="9pt" style:font-size-asian="9pt" style:font-size-complex="9pt"/>
    </style:style>
    <style:style style:name="P11" style:family="paragraph" style:parent-style-name="Standard">
      <style:paragraph-properties fo:text-align="center" style:justify-single-word="false"/>
      <style:text-properties fo:font-size="9pt" style:font-size-asian="9pt" style:font-size-complex="9pt"/>
    </style:style>
    <style:style style:name="P12" style:family="paragraph" style:parent-style-name="Standard">
      <style:paragraph-properties fo:text-align="center" style:justify-single-word="false"/>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Standard">
      <style:paragraph-properties fo:break-before="page"/>
    </style:style>
    <style:style style:name="P15" style:family="paragraph" style:parent-style-name="Heading_20_1">
      <style:paragraph-properties fo:break-before="page"/>
    </style:style>
    <style:style style:name="P16" style:family="paragraph" style:parent-style-name="Text_20_body">
      <style:paragraph-properties fo:margin-left="0.2917in" fo:margin-right="0in" fo:text-indent="0in" style:auto-text-indent="false"/>
    </style:style>
    <style:style style:name="P17" style:family="paragraph" style:parent-style-name="Standard">
      <style:paragraph-properties fo:margin-left="0.2917in" fo:margin-right="0in" fo:text-indent="0in" style:auto-text-indent="false">
        <style:tab-stops/>
      </style:paragraph-properties>
    </style:style>
    <style:style style:name="P18" style:family="paragraph" style:parent-style-name="Standard">
      <style:paragraph-properties fo:margin-left="0.3917in" fo:margin-right="0in" fo:text-indent="0in" style:auto-text-indent="false"/>
    </style:style>
    <style:style style:name="P19" style:family="paragraph" style:parent-style-name="Table_20_Heading">
      <style:paragraph-properties fo:text-align="start" style:justify-single-word="false"/>
      <style:text-properties fo:font-weight="normal" style:font-weight-asian="normal" style:font-weight-complex="normal"/>
    </style:style>
    <style:style style:name="P20" style:family="paragraph" style:parent-style-name="Standard">
      <style:paragraph-properties fo:margin-left="0in" fo:margin-right="0in" fo:text-indent="0in" style:auto-text-indent="false">
        <style:tab-stops/>
      </style:paragraph-properties>
    </style:style>
    <style:style style:name="P21" style:family="paragraph" style:parent-style-name="Heading_20_2">
      <style:paragraph-properties fo:margin-left="0in" fo:margin-right="0in" fo:text-indent="0in" style:auto-text-indent="false"/>
    </style:style>
    <style:style style:name="P22" style:family="paragraph" style:parent-style-name="Heading_20_2">
      <style:paragraph-properties fo:margin-left="0in" fo:margin-right="0in" fo:text-indent="0in" style:auto-text-indent="false">
        <style:tab-stops/>
      </style:paragraph-properties>
    </style:style>
    <style:style style:name="P23" style:family="paragraph" style:parent-style-name="Text_20_body">
      <style:paragraph-properties fo:margin-left="0in" fo:margin-right="0in" fo:text-indent="0in" style:auto-text-indent="false">
        <style:tab-stops/>
      </style:paragraph-properties>
    </style:style>
    <style:style style:name="P24" style:family="paragraph" style:parent-style-name="Standard">
      <style:paragraph-properties fo:margin-left="0.4in" fo:margin-right="0in" fo:text-indent="0in" style:auto-text-indent="false"/>
    </style:style>
    <style:style style:name="P25" style:family="paragraph" style:parent-style-name="Standard">
      <style:paragraph-properties fo:margin-left="0.1917in" fo:margin-right="0in" fo:text-indent="0in" style:auto-text-indent="false"/>
    </style:style>
    <style:style style:name="P26" style:family="paragraph" style:parent-style-name="Standard">
      <style:paragraph-properties fo:margin-left="0.6083in" fo:margin-right="0in" fo:text-indent="-0.3165in" style:auto-text-indent="false">
        <style:tab-stops/>
      </style:paragraph-properties>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Contents_20_3">
      <style:paragraph-properties>
        <style:tab-stops>
          <style:tab-stop style:position="6.5319in" style:type="right" style:leader-style="dotted" style:leader-text="."/>
        </style:tab-stops>
      </style:paragraph-properties>
    </style:style>
    <style:style style:name="P30" style:family="paragraph" style:parent-style-name="Contents_20_4">
      <style:paragraph-properties>
        <style:tab-stops>
          <style:tab-stop style:position="6.3354in" style:type="right" style:leader-style="dotted" style:leader-text="."/>
        </style:tab-stops>
      </style:paragraph-properties>
    </style:style>
    <style:style style:name="P31" style:family="paragraph" style:parent-style-name="Standard">
      <style:paragraph-properties fo:line-height="100%"/>
    </style:style>
    <style:style style:name="P32" style:family="paragraph" style:parent-style-name="Standard">
      <style:paragraph-properties fo:margin-left="0.4165in" fo:margin-right="0in" fo:text-indent="0in" style:auto-text-indent="false"/>
    </style:style>
    <style:style style:name="P33" style:family="paragraph" style:parent-style-name="Standard">
      <style:paragraph-properties fo:margin-left="0.4083in" fo:margin-right="0in" fo:text-indent="0in" style:auto-text-indent="false"/>
    </style:style>
    <style:style style:name="P34" style:family="paragraph" style:parent-style-name="Standard">
      <style:paragraph-properties fo:margin-left="-0.0083in" fo:margin-right="0in" fo:text-indent="0in" style:auto-text-indent="false"/>
    </style:style>
    <style:style style:name="P35" style:family="paragraph" style:parent-style-name="Standard">
      <style:paragraph-properties fo:margin-left="0.0083in" fo:margin-right="0in" fo:text-indent="0in" style:auto-text-indent="false"/>
    </style:style>
    <style:style style:name="P36" style:family="paragraph" style:parent-style-name="Standard">
      <style:paragraph-properties fo:margin-left="0.3917in" fo:margin-right="0in" fo:text-indent="0in" style:auto-text-indent="fals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389in" svg:y="8.2402in" svg:width="3.8425in" draw:z-index="1">
        <draw:text-box fo:min-height="1.1327in">
          <text:p text:style-name="P3"/>
          <text:p text:style-name="P4"><text:span text:style-name="T1">Copyright </text:span><text:span text:style-name="T2">©</text:span><text:span text:style-name="T1"> 2008 by Ted Kosan</text:span></text:p>
          <text:p text:style-name="P5"/>
          <text:p text:style-name="P6"><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1 Preface<text:tab/>7</text:p>
          <text:p text:style-name="P28">1.1 Dedication<text:tab/>7</text:p>
          <text:p text:style-name="P28">1.2 Acknowledgments<text:tab/>7</text:p>
          <text:p text:style-name="P28">1.3 Support Group<text:tab/>7</text:p>
          <text:p text:style-name="P27">2 Introduction<text:tab/>8</text:p>
          <text:p text:style-name="P28">2.1 What Is A Mathematics Computing Environment?<text:tab/>8</text:p>
          <text:p text:style-name="P28">2.2 What Is MathRider?<text:tab/>9</text:p>
          <text:p text:style-name="P28">2.3 What Inspired The Creation Of Mathrider?<text:tab/>10</text:p>
          <text:p text:style-name="P27">3 Downloading And Installing MathRider<text:tab/>10</text:p>
          <text:p text:style-name="P28">3.1 Installing Sun's Java Implementation<text:tab/>10</text:p>
          <text:p text:style-name="P29">3.1.1 Installing Java On A Windows PC<text:tab/>11</text:p>
          <text:p text:style-name="P29">3.1.2 Installing Java On A Macintosh<text:tab/>11</text:p>
          <text:p text:style-name="P29">3.1.3 Installing Java On A Linux PC<text:tab/>11</text:p>
          <text:p text:style-name="P28">3.2 Downloading And Extracting<text:tab/>12</text:p>
          <text:p text:style-name="P29">3.2.1 Extracting The Archive File For Windows Users<text:tab/>12</text:p>
          <text:p text:style-name="P29">3.2.2 Extracting The Archive File For Unix Users<text:tab/>13</text:p>
          <text:p text:style-name="P28">3.3 MathRider's Directory Structure And Execution Instructions<text:tab/>13</text:p>
          <text:p text:style-name="P29">3.3.1 Executing MathRider On Windows Systems<text:tab/>14</text:p>
          <text:p text:style-name="P29">3.3.2 Executing MathRider On Unix Systems<text:tab/>14</text:p>
          <text:p text:style-name="P27">4 The Graphical User Interface<text:tab/>14</text:p>
          <text:p text:style-name="P28">4.1 Buffers And Text Areas<text:tab/>14</text:p>
          <text:p text:style-name="P28">4.2 The Gutter<text:tab/>14</text:p>
          <text:p text:style-name="P28">4.3 Menus<text:tab/>14</text:p>
          <text:p text:style-name="P29">4.3.1 File<text:tab/>15</text:p>
          <text:p text:style-name="P29">4.3.2 Edit<text:tab/>15</text:p>
          <text:p text:style-name="P29">4.3.3 Search<text:tab/>15</text:p>
          <text:p text:style-name="P29">4.3.4 Markers<text:tab/>15</text:p>
          <text:p text:style-name="P29">4.3.5 Folding<text:tab/>16</text:p>
          <text:p text:style-name="P29">4.3.6 View<text:tab/>16</text:p>
          <text:p text:style-name="P29">4.3.7 Utilities<text:tab/>16</text:p>
          <text:p text:style-name="P29"><text:soft-page-break/>4.3.8 Macros<text:tab/>16</text:p>
          <text:p text:style-name="P29">4.3.9 Plugins<text:tab/>17</text:p>
          <text:p text:style-name="P29">4.3.10 Help<text:tab/>17</text:p>
          <text:p text:style-name="P28">4.4 The Toolbar<text:tab/>17</text:p>
          <text:p text:style-name="P27">5 MathRider's Plugin-Based Extension Mechanism<text:tab/>17</text:p>
          <text:p text:style-name="P28">5.1 What Is A Plugin?<text:tab/>17</text:p>
          <text:p text:style-name="P28">5.2 Which Plugins Are Currently Included When MathRider Is Installed?<text:tab/>17</text:p>
          <text:p text:style-name="P28">5.3 What Kind Of Plugins Are Possible?<text:tab/>18</text:p>
          <text:p text:style-name="P27">6 Exploring The MathRider Application<text:tab/>18</text:p>
          <text:p text:style-name="P28">6.1 The Console<text:tab/>18</text:p>
          <text:p text:style-name="P28">6.2 Yacas Program Files<text:tab/>18</text:p>
          <text:p text:style-name="P28">6.3 MathRider Worksheets<text:tab/>18</text:p>
          <text:p text:style-name="P28">6.4 Plugins<text:tab/>18</text:p>
          <text:p text:style-name="P27">7 The Yacas Documentation Plugin<text:tab/>19</text:p>
          <text:p text:style-name="P28">7.1 Mini Web Browser Interface<text:tab/>19</text:p>
          <text:p text:style-name="P28">7.2 Function List<text:tab/>19</text:p>
          <text:p text:style-name="P27">8 Symbolic Vs. Numeric Calculations<text:tab/>19</text:p>
          <text:p text:style-name="P28">8.1 Using The JYacas Console As A Numeric (Scientific) Calculator<text:tab/>19</text:p>
          <text:p text:style-name="P28">8.2 Using The JYacas Console As A Symbolic Calculator<text:tab/>20</text:p>
          <text:p text:style-name="P27">9 Using MathRider As A Programmer's Text Editor<text:tab/>20</text:p>
          <text:p text:style-name="P28">9.1 Creating, Opening, And Saving Files<text:tab/>20</text:p>
          <text:p text:style-name="P28">9.2 Editing Files<text:tab/>20</text:p>
          <text:p text:style-name="P29">9.2.1 Rectangular Selection Mode<text:tab/>20</text:p>
          <text:p text:style-name="P28">9.3 File Modes<text:tab/>20</text:p>
          <text:p text:style-name="P28">9.4 Entering And Executing Yacas Programs<text:tab/>20</text:p>
          <text:p text:style-name="P27">10 MathRider Worksheet Files<text:tab/>20</text:p>
          <text:p text:style-name="P28">10.1 Code Folds<text:tab/>20</text:p>
          <text:p text:style-name="P29">10.1.1 Fold Types<text:tab/>20</text:p>
          <text:p text:style-name="P29">10.1.2 Fold Properties<text:tab/>20</text:p>
          <text:p text:style-name="P28">10.2 Interaction With Plugins<text:tab/>20</text:p>
          <text:p text:style-name="P27">11 Yacas Programming Fundamentals<text:tab/>21</text:p>
          <text:p text:style-name="P28">11.1 Objects, Values, And Expressions<text:tab/>21</text:p>
          <text:p text:style-name="P28">11.2 Operators<text:tab/>22</text:p>
          <text:p text:style-name="P28"><text:soft-page-break/>11.3 Operator Precedence<text:tab/>23</text:p>
          <text:p text:style-name="P28">11.4 Changing The Order Of Operations In An Expression<text:tab/>23</text:p>
          <text:p text:style-name="P28">11.5 Variables<text:tab/>24</text:p>
          <text:p text:style-name="P28">11.6 Statements<text:tab/>26</text:p>
          <text:p text:style-name="P29">11.6.1 The print Statement<text:tab/>26</text:p>
          <text:p text:style-name="P28">11.7 Strings<text:tab/>27</text:p>
          <text:p text:style-name="P28">11.8 Comments<text:tab/>27</text:p>
          <text:p text:style-name="P28">11.9 Conditional Operators<text:tab/>28</text:p>
          <text:p text:style-name="P28">11.10 Making Decisions With The if Statement<text:tab/>31</text:p>
          <text:p text:style-name="P28">11.11 The and, or, And not Boolean Operators<text:tab/>32</text:p>
          <text:p text:style-name="P28">11.12 Looping With The while Statement<text:tab/>34</text:p>
          <text:p text:style-name="P28">11.13 Long-Running Loops, Infinite Loops, And Interrupting Execution<text:tab/>36</text:p>
          <text:p text:style-name="P28">11.14 Inserting And Deleting Worksheet Cells<text:tab/>37</text:p>
          <text:p text:style-name="P28">11.15 Introduction To More Advanced Object Types<text:tab/>37</text:p>
          <text:p text:style-name="P29">11.15.1 Rational Numbers<text:tab/>37</text:p>
          <text:p text:style-name="P29">11.15.2 Real Numbers<text:tab/>38</text:p>
          <text:p text:style-name="P29">11.15.3 Objects That Hold Sequences Of Other Objects: Lists And Tuples<text:tab/>38</text:p>
          <text:p text:style-name="P30">11.15.3.1 Tuple Packing And Unpacking<text:tab/>40</text:p>
          <text:p text:style-name="P28">11.16 Using while Loops With Lists And Tuples<text:tab/>40</text:p>
          <text:p text:style-name="P28">11.17 The in Operator<text:tab/>41</text:p>
          <text:p text:style-name="P28">11.18 Looping With The for Statement<text:tab/>41</text:p>
          <text:p text:style-name="P28">11.19 Functions<text:tab/>42</text:p>
          <text:p text:style-name="P28">11.20 Functions Are Defined Using the def Statement<text:tab/>42</text:p>
          <text:p text:style-name="P28">11.21 A Subset Of Functions Included In MathRider<text:tab/>43</text:p>
          <text:p text:style-name="P28">11.22 Obtaining Information On MathRider Functions<text:tab/>44</text:p>
          <text:p text:style-name="P28">11.23 Information Is Also Available On User-Entered Functions<text:tab/>44</text:p>
          <text:p text:style-name="P28">11.24 Examples Which Use Functions Included With MathRider<text:tab/>45</text:p>
          <text:p text:style-name="P28">11.25 Using srange() And zip() With The for Statement<text:tab/>47</text:p>
          <text:p text:style-name="P28">11.26 List Comprehensions<text:tab/>47</text:p>
          <text:p text:style-name="P27">12 Miscellaneous Topics<text:tab/>48</text:p>
          <text:p text:style-name="P28">12.1 Referencing The Result Of The Previous Operation<text:tab/>48</text:p>
          <text:p text:style-name="P28">12.2 Exceptions<text:tab/>48</text:p>
          <text:p text:style-name="P28">12.3 Obtaining Numeric Results<text:tab/>49</text:p>
          <text:p text:style-name="P28"><text:soft-page-break/>12.4 Style Guide For Expressions<text:tab/>50</text:p>
          <text:p text:style-name="P28">12.5 Built-in Constants<text:tab/>50</text:p>
          <text:p text:style-name="P28">12.6 Roots<text:tab/>51</text:p>
          <text:p text:style-name="P28">12.7 Symbolic Variables<text:tab/>52</text:p>
          <text:p text:style-name="P28">12.8 Symbolic Expressions<text:tab/>53</text:p>
          <text:p text:style-name="P29">12.8.1 Expanding And Factoring<text:tab/>54</text:p>
          <text:p text:style-name="P29">12.8.2 Miscellaneous Symbolic Expression Examples<text:tab/>54</text:p>
          <text:p text:style-name="P29">12.8.3 Passing Values To Symbolic Expressions<text:tab/>54</text:p>
          <text:p text:style-name="P28">12.9 Symbolic Equations and The solve() Function<text:tab/>55</text:p>
          <text:p text:style-name="P28">12.10 Symbolic Mathematical Functions<text:tab/>56</text:p>
          <text:p text:style-name="P28">12.11 Finding Roots Graphically And Numerically With The find_root() Method<text:tab/>57</text:p>
          <text:p text:style-name="P28">12.12 Displaying Mathematical Objects In Traditional Form<text:tab/>57</text:p>
          <text:p text:style-name="P28">12.13 LaTeX Is Used To Display Objects In Traditional Mathematics Form<text:tab/>58</text:p>
          <text:p text:style-name="P28">12.14 Sets<text:tab/>58</text:p>
          <text:p text:style-name="P27">13 2D Plotting<text:tab/>59</text:p>
          <text:p text:style-name="P28">13.1 The plot() And show() Functions<text:tab/>59</text:p>
          <text:p text:style-name="P29">13.1.1 Combining Plots And Changing The Plotting Color<text:tab/>60</text:p>
          <text:p text:style-name="P29">13.1.2 Combining Graphics With A Graphics Object<text:tab/>60</text:p>
          <text:p text:style-name="P28">13.2 Advanced Plotting With matplotlib<text:tab/>61</text:p>
          <text:p text:style-name="P29">13.2.1 Plotting Data From Lists With Grid Lines And Axes Labels<text:tab/>61</text:p>
          <text:p text:style-name="P29">13.2.2 Plotting With A Logarithmic Y Axis<text:tab/>62</text:p>
          <text:p text:style-name="P29">13.2.3 Two Plots With Labels Inside Of The Plot<text:tab/>63</text:p>
          <text:p text:style-name="P27">14 MathRider Usage Styles<text:tab/>63</text:p>
          <text:p text:style-name="P28">14.1 The Speed Usage Style<text:tab/>63</text:p>
          <text:p text:style-name="P28">14.2 The OpenOffice Presentation Usage Style<text:tab/>64</text:p>
          <text:p text:style-name="P27">15 High School Math Problems (most of the problems are still in development)<text:tab/>64</text:p>
          <text:p text:style-name="P28">15.1 Pre-Algebra<text:tab/>64</text:p>
          <text:p text:style-name="P29">15.1.1 Equations<text:tab/>64</text:p>
          <text:p text:style-name="P29">15.1.2 Expressions<text:tab/>64</text:p>
          <text:p text:style-name="P29">15.1.3 Geometry<text:tab/>64</text:p>
          <text:p text:style-name="P29">15.1.4 Inequalities<text:tab/>64</text:p>
          <text:p text:style-name="P29">15.1.5 Linear Functions<text:tab/>64</text:p>
          <text:p text:style-name="P29">15.1.6 Measurement<text:tab/>64</text:p>
          <text:p text:style-name="P29"><text:soft-page-break/>15.1.7 Nonlinear Functions<text:tab/>65</text:p>
          <text:p text:style-name="P29">15.1.8 Number Sense And Operations<text:tab/>65</text:p>
          <text:p text:style-name="P30">15.1.8.1 Express an integer fraction in lowest terms<text:tab/>65</text:p>
          <text:p text:style-name="P29">15.1.9 Polynomial Functions<text:tab/>66</text:p>
          <text:p text:style-name="P28">15.2 Algebra<text:tab/>66</text:p>
          <text:p text:style-name="P29">15.2.1 Absolute Value Functions<text:tab/>66</text:p>
          <text:p text:style-name="P29">15.2.2 Complex Numbers<text:tab/>66</text:p>
          <text:p text:style-name="P29">15.2.3 Composite Functions<text:tab/>66</text:p>
          <text:p text:style-name="P29">15.2.4 Conics<text:tab/>66</text:p>
          <text:p text:style-name="P29">15.2.5 Data Analysis<text:tab/>66</text:p>
          <text:p text:style-name="P29">15.2.6 Discrete Mathematics <text:tab/>66</text:p>
          <text:p text:style-name="P29">15.2.7 Equations<text:tab/>67</text:p>
          <text:p text:style-name="P30">15.2.7.1 Express a symbolic fraction in lowest terms<text:tab/>67</text:p>
          <text:p text:style-name="P30">15.2.7.2 Determine the product of two symbolic fractions<text:tab/>68</text:p>
          <text:p text:style-name="P30">15.2.7.3 Solve a linear equation for x<text:tab/>69</text:p>
          <text:p text:style-name="P30">15.2.7.4 Solve a linear equation which has fractions<text:tab/>70</text:p>
          <text:p text:style-name="P29">15.2.8 Exponential Functions<text:tab/>71</text:p>
          <text:p text:style-name="P29">15.2.9 Exponents<text:tab/>71</text:p>
          <text:p text:style-name="P29">15.2.10 Expressions<text:tab/>71</text:p>
          <text:p text:style-name="P29">15.2.11 Inequalities<text:tab/>72</text:p>
          <text:p text:style-name="P29">15.2.12 Inverse Functions<text:tab/>72</text:p>
          <text:p text:style-name="P29">15.2.13 Linear Equations And Functions<text:tab/>72</text:p>
          <text:p text:style-name="P29">15.2.14 Linear Programming<text:tab/>72</text:p>
          <text:p text:style-name="P29">15.2.15 Logarithmic Functions<text:tab/>72</text:p>
          <text:p text:style-name="P29">15.2.16 Logistic Functions<text:tab/>72</text:p>
          <text:p text:style-name="P29">15.2.17 Matrices<text:tab/>72</text:p>
          <text:p text:style-name="P29">15.2.18 Parametric Equations<text:tab/>72</text:p>
          <text:p text:style-name="P29">15.2.19 Piecewise Functions<text:tab/>73</text:p>
          <text:p text:style-name="P29">15.2.20 Polynomial Functions<text:tab/>73</text:p>
          <text:p text:style-name="P29">15.2.21 Power Functions<text:tab/>73</text:p>
          <text:p text:style-name="P29">15.2.22 Quadratic Functions<text:tab/>73</text:p>
          <text:p text:style-name="P29">15.2.23 Radical Functions<text:tab/>73</text:p>
          <text:p text:style-name="P29">15.2.24 Rational Functions<text:tab/>73</text:p>
          <text:p text:style-name="P29"><text:soft-page-break/>15.2.25 Sequences<text:tab/>73</text:p>
          <text:p text:style-name="P29">15.2.26 Series<text:tab/>73</text:p>
          <text:p text:style-name="P29">15.2.27 Systems of Equations<text:tab/>73</text:p>
          <text:p text:style-name="P29">15.2.28 Transformations<text:tab/>74</text:p>
          <text:p text:style-name="P29">15.2.29 Trigonometric Functions<text:tab/>74</text:p>
          <text:p text:style-name="P28">15.3 Precalculus And Trigonometry<text:tab/>74</text:p>
          <text:p text:style-name="P29">15.3.1 Binomial Theorem<text:tab/>74</text:p>
          <text:p text:style-name="P29">15.3.2 Complex Numbers<text:tab/>74</text:p>
          <text:p text:style-name="P29">15.3.3 Composite Functions<text:tab/>74</text:p>
          <text:p text:style-name="P29">15.3.4 Conics<text:tab/>74</text:p>
          <text:p text:style-name="P29">15.3.5 Data Analysis<text:tab/>74</text:p>
          <text:p text:style-name="P29">15.3.6 Discrete Mathematics<text:tab/>75</text:p>
          <text:p text:style-name="P29">15.3.7 Equations<text:tab/>75</text:p>
          <text:p text:style-name="P29">15.3.8 Exponential Functions<text:tab/>75</text:p>
          <text:p text:style-name="P29">15.3.9 Inverse Functions<text:tab/>75</text:p>
          <text:p text:style-name="P29">15.3.10 Logarithmic Functions<text:tab/>75</text:p>
          <text:p text:style-name="P29">15.3.11 Logistic Functions<text:tab/>75</text:p>
          <text:p text:style-name="P29">15.3.12 Matrices And Matrix Algebra<text:tab/>75</text:p>
          <text:p text:style-name="P29">15.3.13 Mathematical Analysis<text:tab/>75</text:p>
          <text:p text:style-name="P29">15.3.14 Parametric Equations<text:tab/>76</text:p>
          <text:p text:style-name="P29">15.3.15 Piecewise Functions<text:tab/>76</text:p>
          <text:p text:style-name="P29">15.3.16 Polar Equations<text:tab/>76</text:p>
          <text:p text:style-name="P29">15.3.17 Polynomial Functions<text:tab/>76</text:p>
          <text:p text:style-name="P29">15.3.18 Power Functions<text:tab/>76</text:p>
          <text:p text:style-name="P29">15.3.19 Quadratic Functions<text:tab/>76</text:p>
          <text:p text:style-name="P29">15.3.20 Radical Functions<text:tab/>76</text:p>
          <text:p text:style-name="P29">15.3.21 Rational Functions<text:tab/>76</text:p>
          <text:p text:style-name="P29">15.3.22 Real Numbers<text:tab/>76</text:p>
          <text:p text:style-name="P29">15.3.23 Sequences<text:tab/>77</text:p>
          <text:p text:style-name="P29">15.3.24 Series<text:tab/>77</text:p>
          <text:p text:style-name="P29">15.3.25 Sets<text:tab/>77</text:p>
          <text:p text:style-name="P29">15.3.26 Systems of Equations<text:tab/>77</text:p>
          <text:p text:style-name="P29">15.3.27 Transformations<text:tab/>77</text:p>
          <text:p text:style-name="P29"><text:soft-page-break/>15.3.28 Trigonometric Functions<text:tab/>77</text:p>
          <text:p text:style-name="P29">15.3.29 Vectors<text:tab/>77</text:p>
          <text:p text:style-name="P28">15.4 Calculus<text:tab/>77</text:p>
          <text:p text:style-name="P29">15.4.1 Derivatives<text:tab/>78</text:p>
          <text:p text:style-name="P29">15.4.2 Integrals<text:tab/>78</text:p>
          <text:p text:style-name="P29">15.4.3 Limits<text:tab/>78</text:p>
          <text:p text:style-name="P29">15.4.4 Polynomial Approximations And Series<text:tab/>78</text:p>
          <text:p text:style-name="P28">15.5 Statistics<text:tab/>78</text:p>
          <text:p text:style-name="P29">15.5.1 Data Analysis<text:tab/>78</text:p>
          <text:p text:style-name="P29">15.5.2 Inferential Statistics<text:tab/>78</text:p>
          <text:p text:style-name="P29">15.5.3 Normal Distributions<text:tab/>78</text:p>
          <text:p text:style-name="P29">15.5.4 One Variable Analysis<text:tab/>78</text:p>
          <text:p text:style-name="P29">15.5.5 Probability And Simulation<text:tab/>79</text:p>
          <text:p text:style-name="P29">15.5.6 Two Variable Analysis<text:tab/>79</text:p>
          <text:p text:style-name="P27">16 High School Science Problems<text:tab/>79</text:p>
          <text:p text:style-name="P28">16.1 Physics<text:tab/>79</text:p>
          <text:p text:style-name="P29">16.1.1 Atomic Physics<text:tab/>79</text:p>
          <text:p text:style-name="P29">16.1.2 Circular Motion<text:tab/>79</text:p>
          <text:p text:style-name="P29">16.1.3 Dynamics<text:tab/>79</text:p>
          <text:p text:style-name="P29">16.1.4 Electricity And Magnetism<text:tab/>79</text:p>
          <text:p text:style-name="P29">16.1.5 Fluids<text:tab/>80</text:p>
          <text:p text:style-name="P29">16.1.6 Kinematics<text:tab/>80</text:p>
          <text:p text:style-name="P29">16.1.7 Light<text:tab/>80</text:p>
          <text:p text:style-name="P29">16.1.8 Optics<text:tab/>80</text:p>
          <text:p text:style-name="P29">16.1.9 Relativity<text:tab/>80</text:p>
          <text:p text:style-name="P29">16.1.10 Rotational Motion<text:tab/>80</text:p>
          <text:p text:style-name="P29">16.1.11 Sound<text:tab/>80</text:p>
          <text:p text:style-name="P29">16.1.12 Waves<text:tab/>80</text:p>
          <text:p text:style-name="P29">16.1.13 Thermodynamics<text:tab/>80</text:p>
          <text:p text:style-name="P29">16.1.14 Work<text:tab/>81</text:p>
          <text:p text:style-name="P29">16.1.15 Energy<text:tab/>81</text:p>
          <text:p text:style-name="P29">16.1.16 Momentum<text:tab/>81</text:p>
          <text:p text:style-name="P29">16.1.17 Boiling<text:tab/>81</text:p>
          <text:p text:style-name="P29"><text:soft-page-break/>16.1.18 Buoyancy<text:tab/>81</text:p>
          <text:p text:style-name="P29">16.1.19 Convection<text:tab/>81</text:p>
          <text:p text:style-name="P29">16.1.20 Density<text:tab/>81</text:p>
          <text:p text:style-name="P29">16.1.21 Diffusion<text:tab/>81</text:p>
          <text:p text:style-name="P29">16.1.22 Freezing<text:tab/>82</text:p>
          <text:p text:style-name="P29">16.1.23 Friction<text:tab/>82</text:p>
          <text:p text:style-name="P29">16.1.24 Heat Transfer<text:tab/>82</text:p>
          <text:p text:style-name="P29">16.1.25 Insulation<text:tab/>82</text:p>
          <text:p text:style-name="P29">16.1.26 Newton's Laws<text:tab/>82</text:p>
          <text:p text:style-name="P29">16.1.27 Pressure<text:tab/>82</text:p>
          <text:p text:style-name="P29">16.1.28 Pulleys<text:tab/>82</text:p>
          <text:p text:style-name="P27">17 Fundamentals Of Computation<text:tab/>83</text:p>
          <text:p text:style-name="P28">17.1 What Is A Computer?<text:tab/>83</text:p>
          <text:p text:style-name="P28">17.2 Contextual Meaning<text:tab/>84</text:p>
          <text:p text:style-name="P28">17.3 Variables<text:tab/>84</text:p>
          <text:p text:style-name="P28">17.4 Models<text:tab/>85</text:p>
          <text:p text:style-name="P28">17.5 Machine Language<text:tab/>86</text:p>
          <text:p text:style-name="P28">17.6 Compilers And Interpreters<text:tab/>89</text:p>
          <text:p text:style-name="P28">17.7 Algorithms<text:tab/>89</text:p>
          <text:p text:style-name="P28">17.8 Computation<text:tab/>91</text:p>
          <text:p text:style-name="P28">17.9 he Mathematics Part Of Mathematics Computing Systems<text:tab/>93</text:p>
        </text:index-body>
      </text:table-of-content>
      <text:p text:style-name="Standard"/>
      <text:h text:style-name="Heading_20_1" text:outline-level="1">Preface</text:h>
      <text:h text:style-name="Heading_20_2" text:outline-level="2">Dedication</text:h>
      <text:p text:style-name="Standard">This book is dedicated to Steve Yegge and his blog entry "Math Every Day" ( http://steve.yegge.googlepages.com/math-every-day).</text:p>
      <text:h text:style-name="Heading_20_2" text:outline-level="2">Acknowledgments</text:h>
      <text:p text:style-name="Standard">The following people have provided feedback on this book (if I forgot to include your name on this list, please email me at ted.kosan at gmail.com):</text:p>
      <text:p text:style-name="Standard">xxx</text:p>
      <text:p text:style-name="Standard"/>
      <text:h text:style-name="Heading_20_2" text:outline-level="2"><text:soft-page-break/>Support Group</text:h>
      <text:p text:style-name="Standard">The support group for this book is called xxx-support and it can be accessed at:</text:p>
      <text:p text:style-name="Standard">xxx . <text:s/>Please place "[Newbies book]" in the title of your email when you post to this group.</text:p>
      <text:h text:style-name="Heading_20_1" text:outline-level="1">Introduction</text:h>
      <text:p text:style-name="Standard">MathRider is an open source mathematics computing environment (MCE) for performing symbolic and numerical <text:a xlink:type="simple" xlink:href="#10.8.Computation|outline">computations</text:a>.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constantly being developed. <text:s/>Another name for this kind of software is a Computer Algebra System (CAS).</text:p>
      <text:p text:style-name="Standard">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As an example of the difference between traditional mathematics form and text form, here is a formula which is displayed in traditional form:</text:p>
      <text:p text:style-name="P12"><draw:frame draw:style-name="fr3" draw:name="Object1" text:anchor-type="as-char" svg:width="1.1134in" svg:height="0.2772in" draw:z-index="2"><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2">a == x^2 + 4*h*x</text:p>
      <text:p text:style-name="Standard">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Standard">Some mathematics computing environments are proprietary and need to be purchased while others are open source and available for free. <text:s/>Both kinds of environments possess similar core capabilities, but they usually differ in other areas.</text:p>
      <text:p text:style-name="Standard">Proprietary environments tend to be more polished than open source environments and they often have graphical user interfaces that make inputting and manipulating mathematics in traditional form <text:soft-page-break/>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h text:style-name="Heading_20_2" text:outline-level="2">What Is MathRider?</text:h>
      <text:p text:style-name="Standard">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Piper as its default computation engine, BeanShell as its main scripting language, jEdit as its framework (hereafter referred to as the MathRider framework), and Java as it overall implementation language. <text:s/>One way to determine a person's MathRider expertise is by their knowledge of these components. (see Table 1)</text:p>
      <table:table table:name="Table1" table:style-name="Table1">
        <table:table-column table:style-name="Table1.A"/>
        <table:table-column table:style-name="Table1.B"/>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9">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9">MathRider Customizer</text:p>
          </table:table-cell>
          <table:table-cell table:style-name="Table1.B2" office:value-type="string">
            <text:p text:style-name="P19">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text:p>
          </table:table-cell>
        </table:table-row>
      </table:table>
      <text:p text:style-name="Table">Table <text:sequence text:ref-name="refTable0" text:name="Table" text:formula="ooow:Table+1" style:num-format="1">1</text:sequence>: MathRider user experience levels.</text:p>
      <text:p text:style-name="Standard">This book is for MathRider Newbies and it is the first book in what is planned to be a series of MathRider books. <text:s/>It assumes the reader has been exposed to at least one programming language, but has never programmed in Piper (if your understanding of how computer programming works needs refreshing, you may want to read through the <text:a xlink:type="simple" xlink:href="#11.Fundamentals Of Computation|outline">Fundamentals Of Computing</text:a> section of this book.) <text:s/>This book will teach you enough Piper to begin solving problems with MathRider. <text:s/>It will help you to become a MathRider Novice, but you will need to learn Piper from books that are dedicated to it before you can become a MathRider Expert. <text:s/></text:p>
      <text:p text:style-name="Standard"><text:soft-page-break/>If you are a programming newbie, this book will probably be too advanced for you but you can always try working through it to see if you can understand the material presented.</text:p>
      <text:p text:style-name="Standard">I have also written a series of free books called <text:span text:style-name="T5">The Professor and Pat Programming Series</text:span> (<text:a xlink:type="simple" xlink:href="#http://professorandpat.org">http://professorandpat.org</text:a>) and they are designed for computer hardware and programming newbies. <text:s/>If you are a programming newbie and want to know how a computer works at its lowest levels, you might be interested in working through the Professor and Pat Programming books.</text:p>
      <text:p text:style-name="Standard">The MathRider website (<text:a xlink:type="simple" xlink:href="http://mathrider.org/">http://mathrider.org</text:a>) contains more information about MathRider along with other MathRider resources.</text:p>
      <text:h text:style-name="Heading_20_2" text:outline-level="2">What Inspired The Creation Of Mathrider?</text:h>
      <text:p text:style-name="P35">Two of MathRider's main inspirations are Scott McNeally's concept of "No child held back":</text:p>
      <text:p text:style-name="P18"><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32">1) Math is a lot easier to pick up after you know how to program. In fact, if you're a halfway decent programmer, you'll find it's almost a snap.</text:p>
      <text:p text:style-name="P32">2) They teach math all wrong in school. Way, WAY wrong. If you teach yourself math the right way, you'll learn faster, remember it longer, and it'll be much more valuable to you as a programmer.</text:p>
      <text:p text:style-name="P32">3) The right way to learn math is breadth-first, not depth-first. You need to survey the space, learn the names of things, figure out what's what.</text:p>
      <text:p text:style-name="P32"><text:a xlink:type="simple" xlink:href="http://steve-yegge.blogspot.com/2006/03/math-for-programmers.html" office:target-frame-name="_blank" xlink:show="new">http://steve-yegge.blogspot.com/2006/03/math-for-programmers.html</text:a></text:p>
      <text:p text:style-name="Standard"/>
      <text:p text:style-name="Standard">These concepts indicate that MathRider is designed to help a person learn mathematics on their own without the help of a teacher, 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page with your browser:</text:p>
      <text:p text:style-name="P16"><text:a xlink:type="simple" xlink:href="http://mathrider.org/java_test.html">http://mathrider.org/java_test.html</text:a></text:p>
      <text:p text:style-name="Text_20_body">This web page contains a Java applet that will try to execute within your browser. <text:s/>If a current version of Sun's Java is already installed on your PC, the applet will indicate this with a message. <text:s/>If a current <text:soft-page-break/>version is not installed, then a message will be displayed which contains instructions for installing Java. <text:s/>The instructions will tell you to visit http://java.com with a browser and then select the "Free Java Download" button in order to begin the Java installation process.</text:p>
      <text:h text:style-name="Heading_20_3" text:outline-level="3">Installing Java On A Macintosh</text:h>
      <text:p text:style-name="Standard">Macintosh computers have Java preinstalled but you may need to upgrade to a current version of Java before running MathRider.Many Windows PCs will already have a current version of Java installed. <text:s/>You can test to see if you have a current version of Java installed by visiting the following web page with your browser:</text:p>
      <text:p text:style-name="P18"><text:a xlink:type="simple" xlink:href="http://mathrider.org/java_test.html">http://mathrider.org/java_test.html</text:a></text:p>
      <text:p text:style-name="Standard">This web page contains a Java applet that will try to execute within your browser. <text:s/>If a current version of Java is already installed on your PC, the applet will indicate this with a message. <text:s/>If a current version is not installed, then a message will be displayed which contains instructions for installing Java. <text:s/>The instructions will tell you to visit <text:a xlink:type="simple" xlink:href="http://developer.apple.com/java">http://developer.apple.com/java</text:a> with a browser in order to begin the Java update process.</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Fall of 2006, Sun made the decision to release their Java implementation under the GPL in order to help solve problems like this. <text:s/>Unfortunately, there were parts of Sun's Java that Sun did not own and so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d a non-Sun implementation of Java that were not 100% compatible with it. <text:s/>Running sophisticated GUI-based Java programs on a non-Sun version of Java usually does not work. <text:s/>In order to check to see what version of Java you have installed (if any), execute the following command in a shell:</text:p>
      <text:p text:style-name="P33">java -version</text:p>
      <text:p text:style-name="Standard">Currently, the MathRider project has the following two options for people who need to install Sun's Java:</text:p>
      <text:p text:style-name="P24">1) Locate the Java information documentation for your Linux distribution and carefully follow the instructions provided for installing Sun's Java on your system. <text:s/></text:p>
      <text:p text:style-name="P24">2) Download a version of MathRider that includes its on copy of the Java runtim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text:soft-page-break/>software development are websites (such as sourceforge.net [<text:a xlink:type="simple" xlink:href="http://sourceforge.net/">http://sourceforge.net</text:a>] and java.net[<text:a xlink:type="simple" xlink:href="http://java.net/">http://java.net</text:a>]) which make software development tools available for free to open source developers.</text:p>
      <text:p text:style-name="Standard">MathRider is hosted at java.net and the URL for the project website is:</text:p>
      <text:p text:style-name="P18"><text:a xlink:type="simple" xlink:href="https://mathrider.dev.java.net/">https://mathrider.dev.java.net</text:a></text:p>
      <text:p text:style-name="Standard">MathRider can be obtained by selecting the "download" tab and choosing the correct download file for your computer. <text:s/>Place the file in the place on your hard drive where you want MathRider to be located. <text:s/><text:span text:style-name="T8">For Windows users, it is recommended that MathRider be placed somewhere on c: drive.</text:span></text:p>
      <text:p text:style-name="Standard">The MathRider download consists of a main directory (or folder) <text:s/>called "mathrider" which contains a number of directories and files. <text:s/>In order to make downloading quicker and sharing easier, the mathrider directory and all of its contents have been placed into a single compressed file called an archive. <text:s/>For Windows systems, the archive has a .zip extension and the archives for Unix-based systems have a .tar.bz2 extension.</text:p>
      <text:p text:style-name="Standard">After an archive has been downloaded onto your computer, the directories and files it contains must be "extracted" from it. <text:s/>The process of extraction uncompresses copies the directories and files that are in the archive and places the copies on the hard drive, usually in the same directory as the archive file. <text:s/>After the extraction process is complete, the archive file will still be present on your drive along with the extracted "mathrider" directory and its contents.</text:p>
      <text:p text:style-name="Standard">The archive file can be easily copied to a CD or USB drive if you would like to install MathRider on another computer or to give it to a friend.</text:p>
      <text:h text:style-name="Heading_20_3" text:outline-level="3">Extracting The Archive File For Windows Users</text:h>
      <text:p text:style-name="Standard">Usually the easiest way for Windows users to extract the MathRider archive file is to navigate to the folder that contains the archive file using the Windows GUI, right click on the archive file (it should appear as a folder with a vertical zipper on it), and select <text:span text:style-name="T6">Extract All...</text:span> from the pop up menu.</text:p>
      <text:p text:style-name="Standard">After the extraction process is complete, a new folder called "mathrider" should be present in the same folder that holds the archive file.'</text:p>
      <text:h text:style-name="Heading_20_3" text:outline-level="3">Extracting The Archive File For Unix Users</text:h>
      <text:p text:style-name="Standard">One way Unix users can extract the download file is to open a shell, change <text:s/>to the directory that contains the archive file, and extract it using the following command:</text:p>
      <text:p text:style-name="P25">tar -xvjf &lt;name of archive file&gt;</text:p>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4" draw:name="Object4" text:anchor-type="paragraph" svg:x="0.0016in" svg:y="0.0008in" svg:width="6.7839in" style:rel-width="100%" svg:height="1.0256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soft-page-break/></text:p>
      <text:p text:style-name="Standard">The following is a brief description this top level directory structure:</text:p>
      <text:p text:style-name="P26"><text:span text:style-name="T6">doc</text:span> - Contains MathRider's documentation files.</text:p>
      <text:p text:style-name="P26"><text:span text:style-name="T6">examples</text:span> - Contains various example programs, some of which are pre-opened when MathRider is first executed.</text:p>
      <text:p text:style-name="P26"><text:span text:style-name="T6">jars</text:span> - Holds plugins, code libraries, and support scripts.</text:p>
      <text:p text:style-name="P26"><text:span text:style-name="T6">macros</text:span> - Contains various scripts that can be executed by the user.</text:p>
      <text:p text:style-name="P26"><text:span text:style-name="T6">modes</text:span> - Contains files which tell MathRider how to do syntax highlighting, etc. for various file types. <text:s/></text:p>
      <text:p text:style-name="P26"><text:span text:style-name="T6">settings</text:span> - Contains the application's main settings files.</text:p>
      <text:p text:style-name="P26"><text:span text:style-name="T6">startup</text:span> - Contains startup scripts that are executed each time MathRider launches.</text:p>
      <text:p text:style-name="P26"><text:span text:style-name="T6">jedit.jar</text:span> - Holds the core jEdit application which MathRider builds upon.</text:p>
      <text:p text:style-name="P26"><text:span text:style-name="T8">unix_run.sh</text:span> - The script used to execute MathRider on Unix systems.</text:p>
      <text:p text:style-name="P26"><text:span text:style-name="T8">win_run.bat</text:span> - The batch file used to execute MathRider on Windows systems.</text:p>
      <text:h text:style-name="Heading_20_3" text:outline-level="3">Executing MathRider On Windows Systems</text:h>
      <text:p text:style-name="P20">Open the <text:span text:style-name="T6">mathrider</text:span> folder and double click on the <text:span text:style-name="T8">win_run</text:span> file.</text:p>
      <text:h text:style-name="Heading_20_3" text:outline-level="3">Executing MathRider On Unix Systems</text:h>
      <text:p text:style-name="P20">Open a shell, change to the <text:span text:style-name="T6">mathrider</text:span> folder, and execute the <text:span text:style-name="T8">unix_run.sh</text:span> script by typing the following:</text:p>
      <text:p text:style-name="P17">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normal text editors and word processors in a number of ways so getting started with MathRider should be relatively easy for anyone who has used either one of these. <text:s/>Don't be fooled, though, because programmer's text editors have capabilities that are far more advanced than any normal text editor or word processor. <text:s/></text:p>
      <text:p text:style-name="Standard">Most of the software in the world is developed with a programmer's text editor (or environments which contain one) and so learning how to use a programmer's text editor is one of the many side benefits that <text:soft-page-break/>MathRider provides. <text:s/>The MathRider series of books are designed so that these capabilities are slowly revealed to the user over time.</text:p>
      <text:p text:style-name="Standard">In the following sections, the main parts of MathRider's graphical user interface are briefly covered. <text:s/>Some of these parts are covered in more depth in this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ontains line numbers and it is also able to show controls (which allows a buffer to be manipulated in various ways) and context-dependent information about a buffer</text:p>
      <text:h text:style-name="Heading_20_2" text:outline-level="2">Menus</text:h>
      <text:p text:style-name="Standard">The main menu bar is at the top of the application and it provides access to a significant portion of MathRider's capabilities. <text:s/>The commands in these menus all exist separately from the menus themselves and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commands which are typically found in normal text editors and word processors. <text:s/>The commands to create new files, save files, and open existing files are all present along with variations on these commands.</text:p>
      <text:p text:style-name="Standard">Commands for opening recent files, configuring the page setup, and printing are also present.</text:p>
      <text:h text:style-name="Heading_20_3" text:outline-level="3">Edit</text:h>
      <text:p text:style-name="Standard">The Edit menu also contains commands which are typically found in normal text editors and word processors such as <text:span text:style-name="T6">Undo</text:span>, <text:span text:style-name="T6">Redo</text:span>, <text:span text:style-name="T6">Cut</text:span>, <text:span text:style-name="T6">Copy</text:span>, and <text:span text:style-name="T6">Paste</text:span>. <text:s/>However, there are also a number of more sophisticated command available which are of use for programmers. <text:s/>For beginners, though, the typical commands will be sufficient for most editing needs.</text:p>
      <text:h text:style-name="Heading_20_3" text:outline-level="3">Search</text:h>
      <text:p text:style-name="Standard">The commands in the Search menu are heavily used, even by beginners. <text:s/>A good way to get one's mind around the search commands is to open the Search dialog window by selecting the <text:span text:style-name="T6">Find...</text:span><text:span text:style-name="T7"> command (which is the first command in the Search menu). <text:s/>A </text:span><text:span text:style-name="T6">Search And Replace</text:span><text:span text:style-name="T7"> dialog window will then </text:span><text:soft-page-break/><text:span text:style-name="T7">appear which contains access to most of the search commands.</text:span></text:p>
      <text:p text:style-name="Standard"><text:span text:style-name="T7">At the top of this dialog window is a text area labeled </text:span><text:span text:style-name="T6">Search for</text:span><text:span text:style-name="T7"> which allows the user to enter text they would like to find. <text:s/>Immediately below it is text area labeled </text:span><text:span text:style-name="T6">Replace with</text:span><text:span text:style-name="T7"> which is for entering optional text that can be used to replace text that is found during a search.</text:span></text:p>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HyperSearch (which collects multiple search results in a text area).</text:span></text:p>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Standard">The Markers menu contains commands which places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Standard">A fold is a section of a buffer that can be hidden (folded) or shown (unfolded) as needed. <text:s/>In worksheet files (which have a .mrw extension) folds are created by wrapping sections of a buffer in tags. <text:s/>For example, HTML folds start with a %html tag and end with an %end tag. <text:s/>See the worksheet_demo_1.mws file for examples of folds.</text:p>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The top part of the <text:span text:style-name="T6">View</text:span> menu allows extra application windows to be opened and closed. <text:s/>An extra application window may be used to edit a separate section of the text area being edited in the original view, to edit a completely different text area, execute commands, interact with certain plugins, etc.</text:p>
      <text:p text:style-name="Standard">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Standard">The <text:span text:style-name="T6">Scrolling</text:span> sub-menu contains commands for scrolling a text area.</text:p>
      <text:p text:style-name="Standard">The <text:span text:style-name="T6">Splitting</text:span> sub-menu contains commands which allow a text area to be split into multiple sections so <text:soft-page-break/>that different parts of a buffer can be edited at the same time. <text:s/>When you are done using a split view of a buffer, select the <text:span text:style-name="T6">Unsplit All</text:span> command and the buffer will be shown in a single text area again.</text:p>
      <text:p text:style-name="Standard">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commands, some that are useful to beginners and others that are meant for experts. <text:s/>The two commands that are most useful to beginners are the <text:span text:style-name="T6">Buffer Options</text:span> command and the <text:span text:style-name="T6">Global Options</text:span> command. <text:s/>The <text:span text:style-name="T6">Buffer Options</text:span> command allows the currently selected buffer to be customized and the <text:span text:style-name="T6">Global Options</text:span> command brings up a rich dialog window that allows numerous aspects of the MathRider application to be configured.</text:p>
      <text:p text:style-name="Standard">Feel free to explore these two commands in order to learn more about what they do.</text:p>
      <text:h text:style-name="Heading_20_3" text:outline-level="3">Macros</text:h>
      <text:p text:style-name="Standard"><text:span text:style-name="T6">Macros</text:span> are small programs that perform useful tasks for the user. <text:s/>The top of the <text:span text:style-name="T6">Macros</text:span> menu contains commands which allow macros to be created by recording a sequence of user steps which can be saved for later execution. <text:s/>The bottom of the <text:span text:style-name="T6">Macros</text:span> menu contains macros that can be executed as needed.</text:p>
      <text:p text:style-name="Standard">The main language that MathRider uses for macros is called <text:span text:style-name="T6">BeanShell</text:span> and it is based upon Java's syntax. <text:s/>Significant parts of MathRider are written in BeanShell including most of the commands which are present in the menus. <text:s/>After a user knows how to program in BeanShell, it can be used to 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text:p>
      <text:h text:style-name="Heading_20_3" text:outline-level="3">Help</text:h>
      <text:p text:style-name="Text_20_body">The most important command in the <text:span text:style-name="T6">Help</text:span> menu is the <text:span text:style-name="T6">MathRider Help</text:span> command. <text:s/>This command brings up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 it contains a number of icons-based buttons. <text:s/>These buttons allow the user to access the same commands which are accessible through the menus just by clicking on them. <text:s/>There is not room on the toolbar for all the commands in the menus to be displayed, but the most common commands are present. <text:s/>The user also has the option of customizing the toolbar by using the <text:span text:style-name="T6">Utilities-&gt;Global Options-&gt;Tool Bar</text:span> dialog.</text:p>
      <text:h text:style-name="Heading_20_1" text:outline-level="1"><text:soft-page-break/>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n automobile that its owner wants to improve. <text:s/>The owner might plug in a stereo system, speakers, a larger engine, anti-sway bars, wider tires, etc. <text:s/>MathRider can be improved in a similar manner by selecting plugins from the Internet and having them downloaded and installed automatically.</text:p>
      <text:p text:style-name="P20">Most of MathRider's significant power and flexibility are derived from its plugin-based extension mechanism (which it inherits from its jEdit-based "heart").</text:p>
      <text:h text:style-name="P21" text:outline-level="2">Which Plugins Are Currently Included When MathRider Is Installed?</text:h>
      <text:p text:style-name="P20"><text:span text:style-name="T6">Code2HTML</text:span> - Converts a text area into HTML format ( complete with syntax hilighting) so it can be published on the web. </text:p>
      <text:p text:style-name="P20"><text:span text:style-name="T6">Console</text:span> - Contains <text:span text:style-name="T6">shell</text:span> or <text:span text:style-name="T6">command line</text:span> interfaces to various pieces of software. <text:s/>There is a shell for talking with the operating system, one for talking to BeanShell, one for talking with Piper. <text:s/>Additional shell can be added to the Console as needed.</text:p>
      <text:p text:style-name="P20"><text:span text:style-name="T6">Calculator</text:span> - An RPN (Reverse Polish Notation) calculator.</text:p>
      <text:p text:style-name="P20"><text:span text:style-name="T6">ErrorList</text:span> - Provides a short description of errors which were encountered in executed code along with the line number that each error is on. <text:s/>Clicking on an error highlights the line the error occurred on in a text area.</text:p>
      <text:p text:style-name="P20"><text:span text:style-name="T6">GeoGebra</text:span> - Interactive geometry software. <text:s/>MathRider also uses it as an interactive plotting package.</text:p>
      <text:p text:style-name="P20"><text:span text:style-name="T6">HotEqn</text:span> - Renders <text:a xlink:type="simple" xlink:href="#12.13.LaTeX Is Used To Display Objects In Traditional Mathematics Form|outline">LaTeX</text:a> code.</text:p>
      <text:p text:style-name="P20"><text:span text:style-name="T6">JSciCalc</text:span> - A standard scientific calculator.</text:p>
      <text:p text:style-name="P20"><text:span text:style-name="T6">Piper</text:span> - A computer algebra system that is suitable for beginners.</text:p>
      <text:p text:style-name="P20"><text:span text:style-name="T6">LaTeX Tools</text:span> - Tools to help automate LaTeX editing tasks.</text:p>
      <text:p text:style-name="P20"><text:span text:style-name="T6">Project Viewer</text:span> - Allows groups of files to be defined as projects.</text:p>
      <text:p text:style-name="P20"><text:span text:style-name="T6">QuickNotepad</text:span> - A persistent text area which notes can be entered into.</text:p>
      <text:p text:style-name="P20"><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P20"><text:span text:style-name="T6">PiperDocs</text:span> - Documentation for Piper which can be navigated using a simple browser.</text:p>
      <text:h text:style-name="P22" text:outline-level="2">What Kinds Of Plugins Are Possible?</text:h>
      <text:p text:style-name="P23">Almost any application that can run on the Java platform can be made into a plugin. <text:s/>However, most plugins should fall into one of the following two categories:</text:p>
      <text:h text:style-name="Heading_20_3" text:outline-level="3"><text:soft-page-break/>Plugins based on Java applets</text:h>
      <text:p text:style-name="P23">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3">Almost any Java-based application can be made into a MathRider plugin.</text:p>
      <text:h text:style-name="Heading_20_3" text:outline-level="3">Plugins which talk to native applications</text:h>
      <text:p text:style-name="P23">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he console to Piper by pressing the little black inverted triangle which is near the word "System". <text:s/>Select the Piper console and when it comes up, enter expressions and execute them by pressing <text:span text:style-name="T6">&lt;enter&gt;</text:span>.</text:p>
      <text:h text:style-name="Heading_20_2" text:outline-level="2">Piper Program Files</text:h>
      <text:p text:style-name="Standard">The Piper programs in the text window (which have .pi extensions) can be executed by placing the cursor in a window and pressing <text:span text:style-name="T6">&lt;shift&gt;&lt;enter&gt;</text:span>. <text:s/>The output will be displayed in the Piper console window.</text:p>
      <text:h text:style-name="Heading_20_2" text:outline-level="2">MathRider Worksheets</text:h>
      <text:p text:style-name="P31">The most interesting files are MathRider worksheet files (which are the ones that end with a .mws extension). <text:s/>MathRider worksheets consist of "folds" <text:s/>which contain different types of code that can be executed by pressing <text:span text:style-name="T6">&lt;shift&gt;&lt;enter&gt;</text:span> inside of a fold. <text:s/>Select the worksheet_demo_1.mws window and follow the instructions which are present within the comments it contains.</text:p>
      <text:h text:style-name="Heading_20_2" text:outline-level="2">Plugins</text:h>
      <text:p text:style-name="Standard">At the right side of the application is a small tab that has JSciCalc <text:s/>written on it. <text:s/>Press this tab a number of times to see what happens (JSciCalc <text:s/>should be shown and hidden as you press the button.)</text:p>
      <text:p text:style-name="Standard">The right side of the application also contains a plugin called PiperDocs. <text:s text:c="2"/>Open the plugin and look through the documentation by pressing the hyperlinks. <text:s/>You can go back to the main documentation page by pressing the "Home" icon <text:s/>which is at the top of the plugin. <text:s/>Pressing on a function name in the <text:s/>list box will display the documentation for that function. <text:s/>The source code for some of the functions can also be displayed by pressing the "Source" button at the top of the plugin.</text:p>
      <text:p text:style-name="Standard">The tabs at the bottom of the screen which read "Activity Log", "Console", <text:s/>and "Error List" are all <text:soft-page-break/>plugins that can be shown and hidden as needed.</text:p>
      <text:p text:style-name="Standard">Go back to the JSciCalc plugin and press the small black inverted triangle that is near it. <text:s/>A pop up menu will appear which has menu items such as "Float", "Dock at Top", etc. <text:s/>Select the "Float" menu item and see what happens.</text:p>
      <text:p text:style-name="Standard">The JSciCalc plugin was detached from the main window so it can be resized and placed where needed. <text:s/>Select the inverted black triangle on the floating windows and try docking the JSciCalc plugin back to the main window again, perhaps in a different position.</text:p>
      <text:p text:style-name="Standard">Try moving the plugins at the bottom of the screen around the same way (and try not to have too much fun doing this :-)</text:p>
      <text:p text:style-name="Standard">Go to the "Plugins" menu at the top of the screen and select the Calculator plugin. <text:s/>You can also play with docking and undocking it if you would like.</text:p>
      <text:p text:style-name="Standard">Finally, whatever configuration the plugins are in when you close MathRider, they will be preserved when it is launched again.</text:p>
      <text:h text:style-name="Heading_20_1" text:outline-level="1">Piper: A Computer Algebra System For Beginners</text:h>
      <text:p text:style-name="Standard">Computer algebra system plugins are among the most exciting and powerful plugins that can be used with MathRider. <text:s/>In fact, computer algebra systems are so important that one of the main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xcited for years, and yet simple enough that even a beginner can start using them. <text:s/>Piper (which is based on Yacas) is one of these simpler computer algebra systems and it is the computer algebra system which is included by default with MathRider.</text:p>
      <text:p text:style-name="Standard"/>
      <text:p text:style-name="Standard"/>
      <text:p text:style-name="Standard"/>
      <text:h text:style-name="Heading_20_2" text:outline-level="2">Numeric Vs. Symbolic Computations</text:h>
      <text:p text:style-name="Standard">A Computer Algebra System (CAS) is software which is capable of performing both numeric and symbolic computations. <text:s/>Numeric computations are performed completely with numerals and these are the type of computations that are performed by typical hand-held calculators. <text:s/>Symbolic computation (also called algebraic computation) "...relates to the use of <text:a xlink:type="simple" xlink:href="http://en.wikipedia.org/wiki/Machines">machines</text:a>, such as <text:a xlink:type="simple" xlink:href="http://en.wikipedia.org/wiki/Computers">computers</text:a>, to manipulate <text:a xlink:type="simple" xlink:href="http://en.wikipedia.org/wiki/Mathematics">mathematical</text:a> <text:a xlink:type="simple" xlink:href="http://en.wikipedia.org/wiki/Equation">equations</text:a> and expressions in <text:a xlink:type="simple" xlink:href="http://en.wikipedia.org/wiki/Symbol">symbolic</text:a> form, as opposed to manipulating the approximations of specific numerical quantities represented by those symbols." (http://en.wikipedia.org/wiki/Symbolic_mathematics).</text:p>
      <text:p text:style-name="Standard"/>
      <text:p text:style-name="Standard"><text:soft-page-break/>Richard Fateman, who helped develop the Macsyma computer algebra system, describes the difference between numeric and symbolic computation as follows:</text:p>
      <text:p text:style-name="Standard"/>
      <text:p text:style-name="P33">"What makes a symbolic computing system distinct from a non-symbolic (or</text:p>
      <text:p text:style-name="P33">numeric) one? We can give one general characterization: the questions one</text:p>
      <text:p text:style-name="P33">asks and the resulting answers one expects, are irregular in some way. That is,</text:p>
      <text:p text:style-name="P33">their “complexity” may be larger and their sizes may be unpredictable. For</text:p>
      <text:p text:style-name="P33">example, if one somehow asks a numeric program to “solve for x in the equation</text:p>
      <text:p text:style-name="P33">sin(x) = 0” it is plausible that the answer will be some 32-bit quantity that we</text:p>
      <text:p text:style-name="P33">could print as 0.0. There is generally no way for such a program to give an</text:p>
      <text:p text:style-name="P33">answer <draw:frame draw:style-name="fr3" draw:name="Object2" text:anchor-type="as-char" svg:width="1.1972in" svg:height="0.1902in" draw:z-index="5"><draw:object xlink:href="./Object 3" xlink:type="simple" xlink:show="embed" xlink:actuate="onLoad"/><draw:image xlink:href="./ObjectReplacements/Object 3" xlink:type="simple" xlink:show="embed" xlink:actuate="onLoad"/></draw:frame>. A program that could provide this more elaborate</text:p>
      <text:p text:style-name="P33">symbolic, non-numeric, parametric answer dominates the merely numerical</text:p>
      <text:p text:style-name="P33">from a mathematical perspective. <text:s/>The single numerical answer might be a</text:p>
      <text:p text:style-name="P33">suitable result for some purposes: it is simple, but it is a compromise.</text:p>
      <text:p text:style-name="P33">If the problem-solving environment requires computing that includes asking</text:p>
      <text:p text:style-name="P33">and answering questions about sets, functions, expressions (polynomials, algebraic</text:p>
      <text:p text:style-name="P33">expressions), geometric domains, derivations, theorems, or proofs, then</text:p>
      <text:p text:style-name="P33">it is plausible that the tools in a symbolic computing system will be of some</text:p>
      <text:p text:style-name="P33">use. "</text:p>
      <text:p text:style-name="P33"/>
      <text:p text:style-name="P33">(Problem Solving Environments and Symbolic Computing: Richard J. Fateman: http://www.cs.berkeley.edu/~fateman/papers/pse.pdf)</text:p>
      <text:p text:style-name="P33"/>
      <text:p text:style-name="P34"/>
      <text:h text:style-name="Heading_20_3" text:outline-level="3">Using The Piper Console As A Numeric (Scientific) Calculator</text:h>
      <text:p text:style-name="Standard"/>
      <text:p text:style-name="Standard"/>
      <text:h text:style-name="Heading_20_3" text:outline-level="3">Using The Piper Console As A Symbolic Calculator</text:h>
      <text:p text:style-name="Standard"/>
      <text:p text:style-name="Standard"/>
      <text:h text:style-name="Heading_20_1" text:outline-level="1"><text:soft-page-break/>The Piper Documentation Plugin</text:h>
      <text:p text:style-name="Standard"/>
      <text:h text:style-name="Heading_20_2" text:outline-level="2">Mini Web Browser Interface</text:h>
      <text:p text:style-name="Standard"/>
      <text:h text:style-name="Heading_20_2" text:outline-level="2">Function List</text:h>
      <text:p text:style-name="Text_20_body"/>
      <text:h text:style-name="Heading_20_1" text:outline-level="1">Using MathRider As A Programmer's Text Editor</text:h>
      <text:h text:style-name="Heading_20_2" text:outline-level="2">Creating, Opening, And Saving Files</text:h>
      <text:p text:style-name="Standard"/>
      <text:p text:style-name="Standard"/>
      <text:h text:style-name="Heading_20_2" text:outline-level="2">Editing Files</text:h>
      <text:p text:style-name="Standard"/>
      <text:h text:style-name="Heading_20_3" text:outline-level="3">Rectangular Selection Mode</text:h>
      <text:p text:style-name="Standard"/>
      <text:p text:style-name="Standard"/>
      <text:h text:style-name="Heading_20_2" text:outline-level="2">File Modes</text:h>
      <text:p text:style-name="Standard"/>
      <text:h text:style-name="Heading_20_2" text:outline-level="2">Entering And Executing Piper Programs</text:h>
      <text:p text:style-name="Standard"/>
      <text:p text:style-name="Standard"/>
      <text:h text:style-name="Heading_20_1" text:outline-level="1">MathRider Worksheet Files</text:h>
      <text:p text:style-name="Standard"/>
      <text:h text:style-name="Heading_20_2" text:outline-level="2">Code Folds</text:h>
      <text:p text:style-name="Standard"/>
      <text:h text:style-name="Heading_20_3" text:outline-level="3"><text:soft-page-break/>Fold Types</text:h>
      <text:p text:style-name="Standard"/>
      <text:h text:style-name="Heading_20_3" text:outline-level="3">Fold Properties</text:h>
      <text:p text:style-name="Standard"/>
      <text:h text:style-name="Heading_20_2" text:outline-level="2">Interaction With Plugins</text:h>
      <text:p text:style-name="Standard"/>
      <text:p text:style-name="Standard"/>
      <text:p text:style-name="Standard"/>
      <text:p text:style-name="Standard"/>
      <text:p text:style-name="Standard"/>
      <text:h text:style-name="Heading_20_1" text:outline-level="1">Piper Programming Fundamentals</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text:soft-page-break/>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text:soft-page-break/>3</text:p>
      <text:p text:style-name="Standard"/>
      <text:p text:style-name="Standard">3*4</text:p>
      <text:p text:style-name="Standard">|</text:p>
      <text:p text:style-name="Standard">12</text:p>
      <text:p text:style-name="Standard"/>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text:soft-page-break/>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text:soft-page-break/>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text:soft-page-break/>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soft-page-break/>|</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text:soft-page-break/>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text:soft-page-break/>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text:soft-page-break/>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text:soft-page-break/>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text:soft-page-break/>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text:soft-page-break/>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text:soft-page-break/>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ext:soft-page-break/>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text:soft-page-break/></text:p>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text:soft-page-break/></text:p>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text:soft-page-break/></text:p>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text:soft-page-break/>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text:soft-page-break/></text:p>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text:soft-page-break/></text:p>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text:soft-page-break/></text:p>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text:soft-page-break/>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ext:soft-page-break/>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text:soft-page-break/>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text:soft-page-break/>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text:soft-page-break/>#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ext:soft-page-break/>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text:soft-page-break/></text:p>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oft-page-break/><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text:soft-page-break/>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oft-page-break/><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soft-page-break/>|</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text:soft-page-break/></text:p>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text:soft-page-break/>[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oft-page-break/><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text:soft-page-break/>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text:soft-page-break/>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text:soft-page-break/>by a bug in MathRider or a bug in the code that was entered. <text:s/></text:p>
      <text:h text:style-name="Heading_20_2" text:outline-level="2">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text:soft-page-break/>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text:soft-page-break/>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text:soft-page-break/>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text:soft-page-break/>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text:soft-page-break/>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text:soft-page-break/>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text:soft-page-break/>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text:soft-page-break/></text:p>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text:soft-page-break/>(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text:soft-page-break/>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text:soft-page-break/>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text:soft-page-break/></text:p>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text:soft-page-break/>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soft-page-break/>|</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text:soft-page-break/>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text:soft-page-break/>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text:soft-page-break/>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text:soft-page-break/></text:p>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text:soft-page-break/>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text:soft-page-break/>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text:soft-page-break/>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soft-page-break/><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soft-page-break/><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text:soft-page-break/>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oft-page-break/><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text:soft-page-break/>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text:soft-page-break/>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soft-page-break/>"""</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soft-page-break/>"""</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text:soft-page-break/>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text:soft-page-break/>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text:soft-page-break/>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soft-page-break/><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soft-page-break/><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soft-page-break/><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soft-page-break/><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soft-page-break/><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soft-page-break/><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text:soft-page-break/>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soft-page-break/><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soft-page-break/><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soft-page-break/><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5"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text:soft-page-break/>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text:soft-page-break/>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text:soft-page-break/>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ext:soft-page-break/>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text:soft-page-break/>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ext:soft-page-break/>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text:soft-page-break/></text:p>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text:soft-page-break/>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text:soft-page-break/></text:p>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text:soft-page-break/>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text:soft-page-break/>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text:soft-page-break/>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ext:soft-page-break/>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text:soft-page-break/>Notes:</text:p>
      <text:p text:style-name="Standard"/>
      <text:p text:style-name="Standard">+ Create link to "computation".</text:p>
      <text:p text:style-name="Standard">+ Create link to "algorithm".</text:p>
      <text:p text:style-name="Standard">+</text:p>
      <text:p text:style-name="Standard"/>
      <text:p text:style-name="Standard">Piper information.</text:p>
      <text:p text:style-name="Standard"/>
      <text:p text:style-name="Standard">----</text:p>
      <text:p text:style-name="Standard">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Piper line will still yield "Undefined":</text:p>
      <text:p text:style-name="Standard"/>
      <text:p text:style-name="Standard"><text:soft-page-break/>Limit(x,1) x/0</text:p>
      <text:p text:style-name="Standard"/>
      <text:p text:style-name="Standard">Moving on from limits, you can do calculus derivatives with 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text:soft-page-break/></text:p>
      <text:p text:style-name="Standard">----</text:p>
      <text:p text:style-name="Standard">Thus, "This text" is what is called one token, surrounded by quotes, in 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Piper to simplify an expression to a number.</text:p>
      <text:p text:style-name="Standard">----</text:p>
      <text:p text:style-name="Standard">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text:soft-page-break/>same with a backslash at the end and then entering another expression will concatenate the two lines and evaluate the concatenated input.</text:p>
      <text:p text:style-name="Standard">----</text:p>
      <text:p text:style-name="Standard">Incidentally, any text Piper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p>
      <text:p text:style-name="Standard">Piper as a symbolic calculator</text:p>
      <text:p text:style-name="Standard"/>
      <text:p text:style-name="Standard">We are ready to try some calculations. 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Piper shines. It was built specifically to do calculations that have expressions as answers.</text:p>
      <text:p text:style-name="Standard">----</text:p>
      <text:p text:style-name="Standard">In 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Piper are typically capitalized. Multiple capitalization such as ArcSin is sometimes used.</text:p>
      <text:p text:style-name="Standard">----</text:p>
      <text:p text:style-name="Standard">The underscore character _ is a reserved operator symbol and cannot be part of variable or function <text:soft-page-break/>names.</text:p>
      <text:p text:style-name="Standard">----</text:p>
      <text:p text:style-name="Standard">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Piper.</text:p>
      <text:p text:style-name="Standard">----</text:p>
      <text:p text:style-name="Standard">This is a small tour of the capabilities Piper currently offers. Note that this list of examples is far from complete. 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Piper can deal with arbitrary precision numbers. It can work with large integers, like 20! (The ! means <text:soft-page-break/>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Piper library. Examples are Exp(1), Sin(2), ArcSin(1/2), Sqrt(2). These will not evaluate to a numeric result in general, unless the result is an integer, like Sqrt(4). If asked to reduce the result to a numeric approximation with the function N, then Piper will do so, as for example in N(Sqrt(2),50).</text:p>
      <text:p text:style-name="Standard">----</text:p>
      <text:p text:style-name="Standard">Variables</text:p>
      <text:p text:style-name="Standard"/>
      <text:p text:style-name="Standard">Piper supports variables. You can set the value of a variable with the := infix operator, as in a:=1;. The variable can then be used in expressions, and everywhere where it is referred to, it will be replaced by <text:soft-page-break/>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Piper predefines True and False as boolean values. Functions returning boolean values are called predicates. For example, IsNumber() and IsInteger() are predicates defined in the 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Piper supports strings and lists. Strings are simply sequences of characters enclosed by double quotes, for example: "this is a string with \"quotes\" in it".</text:p>
      <text:p text:style-name="Standard"><text:soft-page-break/>----</text:p>
      <text:p text:style-name="Standard">Lists are ordered groups of items, as usual. Piper represents lists by putting the objects between braces and separating them with commas. The list consisting of objects a, b, and c could be entered by typing {a,b,c}.</text:p>
      <text:p text:style-name="Standard">----</text:p>
      <text:p text:style-name="Standard">In 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Piper provides a simple and easy to use pattern matching scheme for manipulating expressions according to user-defined rules.</text:p>
      <text:p text:style-name="Standard">----</text:p>
      <text:p text:style-name="Standard"><text:soft-page-break/>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text:soft-page-break/>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ext:soft-page-break/>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text:soft-page-break/>Some more examples of rules (not made clickable because their equivalents are already in the basic 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text:soft-page-break/>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soft-page-break/>----</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Piper.)</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oft-page-break/><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soft-page-break/>----</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text:soft-page-break/></text:p>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Piper has a For function already, but this is how it could be defined in one line (In 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Piper system is defined in the scripting language itself. This includes the definitions of <text:soft-page-break/>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Piper about this infix operator with Infix("xx", OpPrecedence("/"));. <text:s/>Here we told Piper that the operator xx is to have the same precedence as the division operator.</text:p>
      <text:p text:style-name="Standard">----</text:p>
      <text:p text:style-name="Standard">We can now proceed to tell 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Piper can not quite figure out what you typed. This happens when the operators are right next to each other and all consist of symbols (and could thus in principle form a single operator). <text:soft-page-break/>Piper will raise an error in that case. This can be avoided by inserting spaces.</text:p>
      <text:p text:style-name="Standard">----</text:p>
      <text:p text:style-name="Standard">One use of lists is the associative list, sometimes called a dictionary in other programming languages, which is implemented in 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text:soft-page-break/>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Piper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Piper can perform multiplication of matrices, vectors and numbers as usual in linear algebra. The standard 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ext:soft-page-break/>"Threading" of functions</text:p>
      <text:p text:style-name="Standard"/>
      <text:p text:style-name="Standard">Some functions in 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Piper from evaluating something, you can use the function Hold, as FullForm(Hold(1+2)).</text:p>
      <text:p text:style-name="Standard">----</text:p>
      <text:p text:style-name="Standard">The function Eval is the opposite, it instructs 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text:soft-page-break/></text:p>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text:soft-page-break/>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Out&gt; "";</text:p>
      <text:p text:style-name="Preformatted_20_Text">In&gt; Type(F(x));</text:p>
      <text:p text:style-name="Preformatted_20_Text">Out&gt; "F";</text:p>
      <text:p text:style-name="Preformatted_20_Text">In&gt; Type(x+y);</text:p>
      <text:p text:style-name="Preformatted_20_Text">Out&gt; "+";</text:p>
      <text:p text:style-name="Preformatted_20_Text">In&gt; Type({1,2,3});</text:p>
      <text:p text:style-name="Preformatted_20_Text">Out&gt; "List";</text:p>
      <text:p text:style-name="Preformatted_20_Text">Internally, atoms are stored as strings and compounds as lists. (The Piper lexical analyzer is case-sensitive, so List and list are different atoms.) The functions String() and Atom() convert between atoms and strings. A 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Piper as "generic objects." For example, fixed-size arrays are implemented in this way.</text:p>
      <text:p text:style-name="Preformatted_20_Text">----</text:p>
      <text:p text:style-name="Preformatted_20_Text"><text:soft-page-break/>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38 - <text:date style:data-style-name="N37" text:date-value="2008-05-13T03:04:23.44" text:fixed="true">05/13/08</text:date><text:tab/>MathRider For Newbies<text:tab/><text:page-number text:select-page="current">142</text:page-number>/<text:page-count>14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6-05T01:47:41</dc:date>
    <meta:editing-cycles>51</meta:editing-cycles>
    <meta:editing-duration>P2DT10H11M40S</meta:editing-duration>
    <meta:user-defined meta:name="Info 1"/>
    <meta:user-defined meta:name="Info 2"/>
    <meta:user-defined meta:name="Info 3"/>
    <meta:user-defined meta:name="Info 4"/>
    <meta:document-statistic meta:table-count="1" meta:image-count="0" meta:object-count="3" meta:page-count="142" meta:paragraph-count="3100" meta:word-count="32762" meta:character-count="19500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sup>
          <math:mi>x</math:mi>
          <math:mn>2</math:mn>
        </math:msup>
        <math:mo math:stretchy="false">+</math:mo>
        <math:mn>4hx</math:mn>
      </math:mrow>
    </math:mrow>
    <math:annotation math:encoding="StarMath 5.0">a = x^2+4hx</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004cm" svg:height="0.725cm" svg:x="0.286cm" svg:y="2.131cm">
          <draw:text-box>
            <text:p text:style-name="P1"><text:span text:style-name="T1">doc <text:s/>examples <text:s/>jars <text:s/>macros <text:s/>modes <text:s/>settings <text:s/>startup <text:s/>jedit.jar <text:s/>unix_run.sh <text:s/>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